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briola" svg:font-family="Gabriol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b4c0" officeooo:paragraph-rsid="0012b4c0"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officeooo:rsid="0011f112" officeooo:paragraph-rsid="0011f112" style:font-weight-asian="bold" style:font-weight-complex="bold"/>
    </style:style>
    <style:style style:name="P4" style:family="paragraph" style:parent-style-name="Text_20_body">
      <style:paragraph-properties fo:text-align="center" style:justify-single-word="false"/>
      <style:text-properties fo:font-weight="bold" officeooo:rsid="0012b4c0" officeooo:paragraph-rsid="0012b4c0" style:font-weight-asian="bold" style:font-weight-complex="bold"/>
    </style:style>
    <style:style style:name="T1" style:family="text">
      <style:text-properties fo:font-variant="normal" fo:text-transform="none"/>
    </style:style>
    <style:style style:name="T2" style:family="text">
      <style:text-properties style:font-name="Gabriola"/>
    </style:style>
    <style:style style:name="T3" style:family="text">
      <style:text-properties fo:color="#ff0000"/>
    </style:style>
    <style:style style:name="T4" style:family="text">
      <style:text-properties officeooo:rsid="0011f112"/>
    </style:style>
    <style:style style:name="T5" style:family="text">
      <style:text-properties officeooo:rsid="0012b4c0"/>
    </style:style>
    <style:style style:name="T6" style:family="text">
      <style:text-properties officeooo:rsid="00147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text:span text:style-name="T1"> </text:span>Where does Julia Cartwright work?</text:p>
      <text:p text:style-name="P2">Julia Cartwright <text:span text:style-name="T5">w</text:span>orks at National Instruments.</text:p>
      <text:p text:style-name="Text_20_body">2. What is PREEMT_RT?  Hint: Google it.</text:p>
      <text:p text:style-name="P2">This is a real-time operating system that is <text:span text:style-name="T4">based</text:span> off of Linux. A <text:span text:style-name="T6">Linux</text:span> patch named PREEMPT_RT is used when a real time operating system is needed.</text:p>
      <text:p text:style-name="Text_20_body">3. What is mixed criticality?</text:p>
      <text:p text:style-name="P2">This is the notion of having “<text:span text:style-name="T4">two d</text:span>ifferent degrees of time sensitivity” <text:span text:style-name="T4">in terms of tasks</text:span>. <text:span text:style-name="T4">These tasks being interdependent creates this mixed criticality,</text:span></text:p>
      <text:p text:style-name="Text_20_body">4. How can drivers misbehave?</text:p>
      <text:p text:style-name="P3">Using Linux with PREEMPT_RT requires shared driver stacks between these resources and can cause these drivers to <text:span text:style-name="T5">misbehave.</text:span></text:p>
      <text:p text:style-name="Text_20_body">5. What is <text:span text:style-name="T2">Δ</text:span> in Figure 1?</text:p>
      <text:p text:style-name="P3">This is the delta which is the time in which an event has occurred until the corresponding real time task in the system.</text:p>
      <text:p text:style-name="Text_20_body">6. What is Cyclictest[2]?</text:p>
      <text:p text:style-name="P3">It takes a time stamp and sleeps for six durations which corresponds to around 10 ms. Then <text:span text:style-name="T6">records another</text:span> time stamp when this thread becomes active again. The difference between these can help find the delta as displayed in figure 1.</text:p>
      <text:p text:style-name="Text_20_body">7.<text:span text:style-name="T1"> </text:span>What is plotted in Figure 2?</text:p>
      <text:p text:style-name="P3">This is the plotted delta values from a cyclictest. These values are plotted in a histogram and appear to have a normal distribution to a certain extent. The purple is congif PREEMPT in a mainline kernel. The green is the same hardware system and is utilizing the real time PREEMT_RT, thus increasing the performance and efficiency of the system <text:span text:style-name="T6">as displayed in figure 2</text:span>.</text:p>
      <text:p text:style-name="Text_20_body">8.<text:span text:style-name="T1"> </text:span>What is dispatch latency? Scheduling latency?</text:p>
      <text:p text:style-name="P3">Dispatch latency is the time the time from the hardware being actuated to the interrupt actually being woken up. For example pressing a key to the system registering that <text:span text:style-name="T5">an interrupt has to be sent to the CPU.</text:span> Scheduling latency is <text:span text:style-name="T5">the other half of this as this is the time it takes for the system to send this message from the interrupt dispatch to the CPU to schedule the task itself.</text:span></text:p>
      <text:p text:style-name="P3"/>
      <text:p text:style-name="P3"/>
      <text:p text:style-name="Text_20_body"><text:soft-page-break/>9.<text:span text:style-name="T1"> </text:span>What is mainline?</text:p>
      <text:p text:style-name="P2"><text:tab/><text:span text:style-name="T5">The mainline displays the process in which we interpret interrupts. This begins with hardirq and then goes into non critical irq and finally external events. </text:span></text:p>
      <text:p text:style-name="Text_20_body">10.<text:span text:style-name="T1"> </text:span>What is keeping the <text:span text:style-name="T3">External event </text:span>in Figure 3 from starting?</text:p>
      <text:p text:style-name="P4">The non critical irq as this is needed for the process to begin in this task pipeline.</text:p>
      <text:p text:style-name="Text_20_body">11.<text:span text:style-name="T1"> </text:span>Why can the <text:span text:style-name="T3">External event </text:span>in Figure 4 start sooner?</text:p>
      <text:p text:style-name="P1">A signal is sent to trigger the external event and it pauses the non critical irq to run and resumes the execution of the non critical irq after it is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briola" svg:font-family="Gabriol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Seun Ladipo </text:p>
        <text:p text:style-name="Header">ECE 434 - Embedded Linux</text:p>
        <text:p text:style-name="Header">Dr. Yod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00:58:58.699483353</meta:creation-date>
    <dc:date>2019-10-22T01:36:30.489088590</dc:date>
    <meta:editing-duration>PT5M27S</meta:editing-duration>
    <meta:editing-cycles>2</meta:editing-cycles>
    <meta:generator>LibreOffice/6.0.7.3$Linux_X86_64 LibreOffice_project/00m0$Build-3</meta:generator>
    <meta:document-statistic meta:table-count="0" meta:image-count="0" meta:object-count="0" meta:page-count="2" meta:paragraph-count="25" meta:word-count="432" meta:character-count="2441" meta:non-whitespace-character-count="2030"/>
  </office:meta>
</office:document-meta>
</file>